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34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0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4" table:number-columns-repeated="16378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ssuing_right</text:p>
          </table:table-cell>
          <table:table-cell table:style-name="ce2" office:value-type="string" calcext:value-type="string">
            <text:p>command_code</text:p>
          </table:table-cell>
          <table:table-cell table:style-name="ce2" office:value-type="string" calcext:value-type="string">
            <text:p>data_size</text:p>
          </table:table-cell>
          <table:table-cell table:style-name="ce2" office:value-type="string" calcext:value-type="string">
            <text:p>data_field</text:p>
          </table:table-cell>
          <table:table-cell table:style-name="ce3" office:value-type="string" calcext:value-type="string">
            <text:p>data_field_size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device_reques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l_status_reques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rese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kil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status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device_id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destination_cod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connection_direction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product_name</text:p>
          </table:table-cell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license</text:p>
          </table:table-cell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low_consumption_standby_curren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maximum_current_consumption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all_status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1c+n/4</text:p>
          </table:table-cell>
          <table:table-cell office:value-type="string" calcext:value-type="string">
            <text:p>device_id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destination_cod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connection_direction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product_name</text:p>
          </table:table-cell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license</text:p>
          </table:table-cell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low_consumption_standby_curren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maximum_current_consumption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free_device_status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reply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ta_transfe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_transfer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_conditio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_media_info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media_info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lock_rea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read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read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read</text:p>
          </table:table-cell>
          <table:table-cell table:number-columns-repeated="3"/>
          <table:table-cell office:value-type="string" calcext:value-type="string">
            <text:p>block_no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lock_writ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2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block_no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written_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_last_erro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last_error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last_error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last_error</text:p>
          </table:table-cell>
          <table:table-cell table:number-columns-repeated="3"/>
          <table:table-cell office:value-type="string" calcext:value-type="string">
            <text:p>block_no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et_conditio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t_condition</text:p>
          </table:table-cell>
          <table:table-cell table:number-columns-repeated="3"/>
          <table:table-cell office:value-type="string" calcext:value-type="string">
            <text:p>write_in_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t4_contro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4_control</text:p>
          </table:table-cell>
          <table:table-cell table:number-columns-repeated="3"/>
          <table:table-cell office:value-type="string" calcext:value-type="string">
            <text:p>ft4_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_contro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_control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unction_type_unknown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mmand_unknown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mit_again</text:p>
          </table:table-cell>
          <table:table-cell office:value-type="string" calcext:value-type="string">
            <text:p>host, peripheral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e_erro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error_cod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cd_erro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error_cod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_erro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error_cod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9:14:15.426735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2:58:42.632803924</meta:creation-date>
    <dc:date>2023-12-09T19:16:47.939328164</dc:date>
    <meta:editing-duration>PT1H50M1S</meta:editing-duration>
    <meta:editing-cycles>8</meta:editing-cycles>
    <meta:generator>LibreOffice/7.5.3.2$Linux_X86_64 LibreOffice_project/50$Build-2</meta:generator>
    <meta:document-statistic meta:table-count="1" meta:cell-count="206" meta:object-count="0"/>
  </office:meta>
</office:document-meta>
</file>